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7.002cm" style:page-number="auto" table:align="left" style:writing-mode="lr-tb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0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B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.002cm" table:align="left" style:writing-mode="lr-tb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0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B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https://allegro.pl/cooler-cpu-be-quiet-pure-rock-silim-bk008-i7256689828.html</text:p>
          </table:table-cell>
          <table:table-cell table:style-name="Tabela1.B1" office:value-type="string">
            <text:p text:style-name="Table_20_Contents">120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karta-vga-gigabyte-gtx1080-oc-8gb-gddr5x-256bit-fv-i7265226431.html</text:p>
          </table:table-cell>
          <table:table-cell table:style-name="Tabela1.B2" office:value-type="string">
            <text:p text:style-name="Table_20_Contents">2710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goodram-ddr4-16gb-3000mhz-cl16-xr3000d464l16s-i7251357944.html</text:p>
          </table:table-cell>
          <table:table-cell table:style-name="Tabela1.B2" office:value-type="string">
            <text:p text:style-name="Table_20_Contents">763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silentiumpc-vero-m2-600w-80plus-bronze-modular-i7264337175.html</text:p>
          </table:table-cell>
          <table:table-cell table:style-name="Tabela1.B2" office:value-type="string">
            <text:p text:style-name="Table_20_Contents">250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western-digital-black-2-5-1tb-wd10jplx-sata-iii-i7236184546.html</text:p>
          </table:table-cell>
          <table:table-cell table:style-name="Tabela1.B2" office:value-type="string">
            <text:p text:style-name="Table_20_Contents">280</text:p>
          </table:table-cell>
        </table:table-row>
        <table:table-row table:style-name="Tabela1.1">
          <table:table-cell table:style-name="Tabela1.A2" office:value-type="string">
            <text:p text:style-name="Table_20_Contents">http://allegro.pl/red-kieszen-5-25-4x-hdd-ssd-2-5-sata-chieftec-v2-i7025597176.html</text:p>
          </table:table-cell>
          <table:table-cell table:style-name="Tabela1.B2" office:value-type="string">
            <text:p text:style-name="Table_20_Contents">207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obudowa-komputerowa-be-quiet-carbide-330r-midi-i7211090144.html</text:p>
          </table:table-cell>
          <table:table-cell table:style-name="Tabela1.B2" office:value-type="string">
            <text:p text:style-name="Table_20_Contents">376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procesor-intel-core-i7-8700k-3-70ghz-12mb-box-i7097676113.html</text:p>
          </table:table-cell>
          <table:table-cell table:style-name="Tabela1.B2" office:value-type="string">
            <text:p text:style-name="Table_20_Contents">1390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plyta-glowna-gigabyte-z370-hd3-coffee-lake-1151-i7031384526.html</text:p>
          </table:table-cell>
          <table:table-cell table:style-name="Tabela1.B2" office:value-type="string">
            <text:p text:style-name="Table_20_Contents">559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ssd-goodram-cx300-240gb-sata-iii-2-5-555-540-i7206255221.html</text:p>
          </table:table-cell>
          <table:table-cell table:style-name="Tabela1.B2" office:value-type="string">
            <text:p text:style-name="Table_20_Contents">535</text:p>
          </table:table-cell>
        </table:table-row>
        <table:table-row table:style-name="Tabela1.1">
          <table:table-cell table:style-name="Tabela1.A2" office:value-type="string">
            <text:p text:style-name="Table_20_Contents">DVD-ROM</text:p>
          </table:table-cell>
          <table:table-cell table:style-name="Tabela1.B2" office:value-type="string">
            <text:p text:style-name="Table_20_Contents">80?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Table_20_Contents">728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Table_20_Contents">https://allegro.pl/cooler-cpu-be-quiet-pure-rock-silim-bk008-i7256689828.html</text:p>
          </table:table-cell>
          <table:table-cell table:style-name="Tabela2.B1" office:value-type="string">
            <text:p text:style-name="Table_20_Contents">120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gigabyte-geforce-gtx1070-wf2-oc-8gb-w-magazynie-i7220848760.html</text:p>
          </table:table-cell>
          <table:table-cell table:style-name="Tabela2.B2" office:value-type="string">
            <text:p text:style-name="Table_20_Contents">2220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pamiec-hyperx-16gb-2133mhz-ddr4-cl14-fury-black-i7006199201.html</text:p>
          </table:table-cell>
          <table:table-cell table:style-name="Tabela2.B2" office:value-type="string">
            <text:p text:style-name="Table_20_Contents">664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silentiumpc-vero-m2-600w-80plus-bronze-modular-i7264337175.html</text:p>
          </table:table-cell>
          <table:table-cell table:style-name="Tabela2.B2" office:value-type="string">
            <text:p text:style-name="Table_20_Contents">250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western-digital-black-2-5-1tb-wd10jplx-sata-iii-i7236184546.html</text:p>
          </table:table-cell>
          <table:table-cell table:style-name="Tabela2.B2" office:value-type="string">
            <text:p text:style-name="Table_20_Contents">280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red-kieszen-5-25-4x-hdd-ssd-2-5-sata-chieftec-v2-i7025597176.html</text:p>
          </table:table-cell>
          <table:table-cell table:style-name="Tabela2.B2" office:value-type="string">
            <text:p text:style-name="Table_20_Contents">207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obudowa-silentiumpc-brutus-m10-pure-black-usb-3-0-i7140507265.html#thumb/1</text:p>
          </table:table-cell>
          <table:table-cell table:style-name="Tabela2.B2" office:value-type="string">
            <text:p text:style-name="Table_20_Contents">99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procesor-intel-core-i5-8600k-3-60ghz-9mb-box-i7268624658.html</text:p>
          </table:table-cell>
          <table:table-cell table:style-name="Tabela2.B2" office:value-type="string">
            <text:p text:style-name="Table_20_Contents">970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plyta-glowna-gigabyte-z370-hd3-coffee-lake-1151-i7031384526.html</text:p>
          </table:table-cell>
          <table:table-cell table:style-name="Tabela2.B2" office:value-type="string">
            <text:p text:style-name="Table_20_Contents">559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ssd-goodram-cx300-240gb-sata-iii-2-5-555-540-i7206255221.html</text:p>
          </table:table-cell>
          <table:table-cell table:style-name="Tabela2.B2" office:value-type="string">
            <text:p text:style-name="Table_20_Contents">535</text:p>
          </table:table-cell>
        </table:table-row>
        <table:table-row table:style-name="Tabela2.1">
          <table:table-cell table:style-name="Tabela2.A2" office:value-type="string">
            <text:p text:style-name="P1"/>
          </table:table-cell>
          <table:table-cell table:style-name="Tabela2.B2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/>
          </table:table-cell>
          <table:table-cell table:style-name="Tabela2.B2" office:value-type="string">
            <text:p text:style-name="Table_20_Contents">590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</meta:creation-date>
    <dc:date>2018-04-09T16:36:01.29</dc:date>
    <meta:editing-cycles>2</meta:editing-cycles>
    <meta:editing-duration>PT35S</meta:editing-duration>
    <meta:document-statistic meta:table-count="2" meta:image-count="0" meta:object-count="0" meta:page-count="2" meta:paragraph-count="44" meta:word-count="44" meta:character-count="1721"/>
    <meta:generator>OpenOffice/4.1.5$Win32 OpenOffice.org_project/415m1$Build-9789</meta:generator>
  </office:meta>
</office:document-meta>
</file>